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StarTeamCheckOut.setProjectName( String pro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setServerName( String ser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ntStarTeamCheckOut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matchPatterns( String patterns , String p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tStarTeamCheckOut.shouldCheckout( String 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StarTeamCheckOut.getEx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setTargetFolder( String target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runType( Server s , com . starbase . starteam . Project p , View v , Type 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ntStarTeamCheckOut.setFolderName( String fol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get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runFolder( Server s , com . starbase . starteam . Project p , View v , Type t , Folder f , java . io . File tg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tStarTeamCheckOut.runProject( Server s , com . starbase . starteam .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tStarTeamCheckOut.setExcludes( String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setTargetFolderAbsolute( boolean targetFolderAbsol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StarTeamCheckOut.getFol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setViewName( String vi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StarTeamCheckOut.getRecu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getPrimaryDescriptor( Typ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tStarTeamCheckOu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runItem( Server s , com . starbase . starteam . Project p , View v , Type t , Folder f , Item item , java . io . File tg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ntStarTeamCheckOut.runServer( Server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tStarTeamCheckOut.getPro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get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getTarget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setForce( boolean fo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setServerPort( int server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checkParamete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ntStarTeamCheckOu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getTargetFolder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assertTrue( boolean value ,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StarTeamCheckOut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get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getFo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calcTargetFolder( View v , Folder rootSourceFol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ntStarTeamCheckOut.setRecursion( boolean recu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setIncludes( String in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arTeamCheckOut.formatForDisplay( Property p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tStarTeamCheckOut.getSecondaryDescriptor( Type 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tStarTeamCheckOut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